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ize="12pt" fo:font-weight="bold"/>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P5" style:family="paragraph" style:parent-style-name="Quotations">
      <style:paragraph-properties fo:margin-left="0cm" fo:margin-right="1cm" fo:text-align="center" style:justify-single-word="false" fo:text-indent="0cm" style:auto-text-indent="false"/>
    </style:style>
    <style:style style:name="T1" style:family="text">
      <style:text-properties fo:color="#353831"/>
    </style:style>
    <style:style style:name="T2" style:family="text">
      <style:text-properties style:text-position="33% 80%"/>
    </style:style>
    <style:style style:name="T3" style:family="text">
      <style:text-properties style:text-position="33% 80%" fo:font-weight="bold" style:font-weight-asian="bold" style:font-weight-complex="bold"/>
    </style:style>
    <style:style style:name="T4" style:family="text">
      <style:text-properties fo:font-size="12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weight="bold" style:font-weight-asian="bold" style:font-weight-complex="bold"/>
    </style:style>
    <style:style style:name="T8" style:family="text">
      <style:text-properties fo:background-color="#ffff6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ar <text:a xlink:type="simple" xlink:href="http://www.stallman.org/"><text:span text:style-name="Strong_20_Emphasis">Richard Stallman</text:span></text:a></text:p>
      <text:p text:style-name="Quotations">À lire également : <text:a xlink:type="simple" xlink:href="http://www.gnu.org/philosophy/ebooks-must-increase-freedom.html">Les e-books doivent nous rendre plus libres, pas moins</text:a>.</text:p>
      <text:p text:style-name="Quotations"><text:span text:style-name="Emphasis">(Ceci est une version légèrement modifiée d'un article publié dans </text:span>Technology Review<text:span text:style-name="Emphasis"> en 2000.)</text:span></text:p>
      <text:p text:style-name="Text_20_body">Il était une fois, à l'âge de la <text:span text:style-name="T7">presse à imprimer, une réglementation industrielle qui fut établie pour protéger l'économie de l'écriture et de la publication</text:span>. Elle fut appelée <text:span text:style-name="T7">copyright.</text:span><text:bookmark text:name="TransNote1-rev"/><text:a xlink:type="simple" xlink:href="http://www.gnu.org/philosophy/ebooks.html#TransNote1"><text:span text:style-name="T2">1</text:span></text:a> Le but du copyright, déclaré dans la Constitution américaine, était de « promouvoir le progrès », c'est-à-dire d'<text:span text:style-name="T7">encourager la publication</text:span>. La méthode utilisée consistait à obliger les éditeurs à obtenir la permission des auteurs pour utiliser leurs œuvres récentes.</text:p>
      <text:p text:style-name="Text_20_body">Les lecteurs n'avaient que peu de raisons de désapprouver, puisque le copyright ne restreignait que la publication, pas ce qu'un lecteur pouvait faire. Si cela augmentait le prix d'un livre d'une petite somme, il ne s'agissait que d'argent ; cela ne bouleversait pas la façon de vivre des lecteurs. Le copyright apportait au public un bénéfice, comme prévu, <text:span text:style-name="T7">sans lui imposer d'inconvénients trop lourds</text:span>. Il remplissait bien son rôle… à l'époque.</text:p>
      <text:p text:style-name="Text_20_body">Puis un nouveau moyen de distribuer l'information apparut : les ordinateurs et les réseaux. Les technologies <text:span text:style-name="T7">numériques ont l'avantage de faciliter la copie</text:span> et la manipulation de l'information, que ce soit des logiciels, des enregistrements musicaux ou des livres. Les réseaux offrent la possibilité d'un accès illimité à toutes sortes de données, <text:span text:style-name="T7">un paradis de l'information.</text:span></text:p>
      <text:p text:style-name="Text_20_body">Mais un obstacle demeurait : le copyright. Les lecteurs qui faisaient usage de leurs ordinateurs pour partager de l'information publiée étaient techniquement des <text:span text:style-name="T7">contrevenants au copyright.</text:span> Le monde avait changé, de sorte que ce qui avait été une <text:span text:style-name="T8">réglementation industrielle pour les éditeurs devint une restriction pour le public qu'il était censé servir.</text:span></text:p>
      <text:p text:style-name="Text_20_body">Dans un vrai système démocratique, une loi qui interdit une activité populaire, naturelle et utile, est d'habitude rapidement assouplie. Mais le puissant <text:span text:style-name="T7">lobby des éditeurs</text:span> était déterminé à empêcher le public de tirer parti de la puissance de ses ordinateurs, et trouva dans le <text:span text:style-name="T7">copyright une arme appropriée.</text:span> Sous son influence, plutôt que d'assouplir le copyright pour qu'il s'adapte au nouveau contexte, les gouvernements l'ont <text:span text:style-name="T7">rendu plus strict que jamais</text:span>, en imposant de fortes sanctions aux lecteurs s'étant rendus coupables de partage.</text:p>
      <text:p text:style-name="Text_20_body">Mais ce n'était pas tout. Les ordinateurs peuvent être des outils de domination puissants, quand un petit nombre de personnes contrôlent ce que font les ordinateurs des autres. <text:span text:style-name="T7">Les éditeurs réalisèrent qu'en forçant les gens à utiliser des logiciels spécifiques pour lire les livres électroniques, ils pouvaient acquérir un pouvoir inégalé jusqu'alors : ils pouvaient contraindre les lecteurs à payer, et à s'identifier, chaque fois qu'ils lisaient un livre ! Le rêve des éditeurs.</text:span></text:p>
      <text:p text:style-name="Text_20_body">Aussi firent-ils pression sur le gouvernement américain pour qu'il leur offre la <text:span text:style-name="T7">loi dite </text:span><text:span text:style-name="Citation"><text:span text:style-name="T7">Digital Millennium Copyright Act</text:span></text:span><text:bookmark text:name="TransNote2-rev"/><text:a xlink:type="simple" xlink:href="http://www.gnu.org/philosophy/ebooks.html#TransNote2"><text:span text:style-name="T3">2</text:span></text:a><text:span text:style-name="T7"> de 1998,</text:span> qui leur donne un pouvoir juridique total sur presque tout ce que peut faire le lecteur avec un livre électronique. <text:span text:style-name="T7">Même le lire sans autorisation est une infraction.</text:span></text:p>
      <text:p text:style-name="Text_20_body">Nous avons toujours les libertés traditionnelles avec les livres sur papier. Mais si les livres électroniques remplacent les livres imprimés, cette exception ne sera que de peu de réconfort. Avec « l'encre électronique », qui rend possible le téléchargement d'un nouveau texte sur ce qui ressemble à une feuille de papier imprimée, même les journaux pourraient devenir éphémères. Imaginez : plus de bouquiniste ; plus de <text:span text:style-name="T7">prêt de livre</text:span> à un ami ; <text:span text:style-name="T7">plus d'emprunt à une bibliothèque</text:span> publique (ni de « fuite » qui donnerait à quelqu'un une chance de lire sans payer). Et à en juger par les publicités pour le Microsoft Reader, <text:span text:style-name="T7">plus d'achat anonyme de livres</text:span>. Voici le monde que les éditeurs ont en tête pour nous.</text:p>
      <text:p text:style-name="Text_20_body"><text:soft-page-break/>Pourquoi y a-t-il si peu de débats publics autour de ces changements considérables ? La plupart des citoyens n'ont pas encore eu l'occasion d'être aux prises avec les problèmes politiques soulevés par cette technologie futuriste. De plus, on a dit au public que le copyright existe pour « protéger » les titulaires de copyright, avec l'implication que les intérêts du public ne comptent pas.</text:p>
      <text:p text:style-name="Text_20_body">Mais quand le grand public commencera à utiliser les livres électroniques et découvrira le régime que les éditeurs lui réservent, il commencera à résister. L'humanité n'acceptera pas éternellement ce joug.</text:p>
      <text:p text:style-name="Text_20_body"><text:span text:style-name="T7">Les éditeurs voudraient nous faire croire qu'un copyright répressif est la seule façon de garder l'art en vie,</text:span> mais nous n'avons <text:span text:style-name="T7">pas besoin d'une « guerre contre la copie » pour encourager la diversité des œuvres publiées</text:span> ; comme l'ont montré les Grateful Dead, la copie parmi les fans n'est pas un problème pour les artistes. En légalisant la copie à but non commercial de livres électroniques, nous pouvons renvoyer le copyright à son ancien rôle de régulation industrielle.</text:p>
      <text:p text:style-name="Text_20_body">Pour certains types d'ouvrages, nous pourrions même aller plus loin. Les monographies et les articles érudits, chacun devrait être encouragé à les republier intégralement en ligne <text:span text:style-name="Citation">[verbatim]</text:span> ; cela aiderait à protéger les archives des travaux universitaires tout en les rendant plus accessibles. Quant aux manuels et à la plupart des ouvrages de référence, il devrait être permis, en outre, d'en publier des versions modifiées, puisque cela encourage la société à les améliorer.</text:p>
      <text:p text:style-name="Text_20_body"><text:span text:style-name="T7">Par la suite, quand les réseaux informatiques offriront un moyen simple d'envoyer de petites sommes d'argent à quelqu'un, tout l'argumentaire de la restriction de la copie intégrale s'évanouira.</text:span> Si vous aimez un livre et que jaillit une boîte de dialogue disant : « cliquez ici pour donner un dollar à l'auteur », ne cliqueriez-vous pas ? Le copyright sur les livres et la musique, tel qu'il s'applique à la distribution de copies intégrales non modifiées, sera totalement obsolète. Et ce ne sera pas trop tôt !</text:p>
      <text:p text:style-name="P2">Notes de traduction</text:p>
      <text:list xml:id="list54586853" text:style-name="L1">
        <text:list-item>
          <text:p text:style-name="P4"><text:bookmark text:name="TransNote1"/><text:span text:style-name="T4">Le copyright américain a beaucoup de points communs avec le droit d'auteur français, mais il y a aussi des différences significatives. C'est pourquoi </text:span><text:span text:style-name="Citation"><text:span text:style-name="T4">copyright</text:span></text:span><text:span text:style-name="T4"> n'est pas traduit dans cet article. </text:span><text:a xlink:type="simple" xlink:href="http://www.gnu.org/philosophy/ebooks.html#TransNote1-rev"><text:span text:style-name="T4">↑</text:span></text:a><text:span text:style-name="T4"> </text:span></text:p>
        </text:list-item>
        <text:list-item>
          <text:p text:style-name="P3"><text:bookmark text:name="TransNote2"/><text:span text:style-name="T4">Loi sur le copyright du millénaire numérique. </text:span><text:a xlink:type="simple" xlink:href="http://www.gnu.org/philosophy/ebooks.html#TransNote2-rev"><text:span text:style-name="T4">↑</text:span></text:a></text:p>
        </text:list-item>
      </text:list>
      <text:p text:style-name="Standard"/>
      <text:p text:style-name="Standard"/>
      <text:p text:style-name="Standard"/>
      <text:p text:style-name="Standard"/>
      <text:p text:style-name="Standard"/>
      <text:p text:style-name="P5"><text:span text:style-name="T6"><text:s/></text:span><text:a xlink:type="simple" xlink:href="http://www.gnu.org/philosophy/ebooks.html"><text:span text:style-name="T6">Livres électroniques : liberté ou copyright</text:span></text:a><text:span text:style-name="T6">.</text:span></text:p>
      <text:p text:style-name="Text_20_body">Cet article a été initialement publié dans <text:span text:style-name="Citation">The Guardian</text:span> avec des modifications. Cette version rétablit la version originale de certains de ces points.</text:p>
      <text:p text:style-name="Text_20_body">J'adore <text:span text:style-name="Citation">The Jehovah Contract</text:span> (Le contrat de Jéhovah), et j'aimerais que tout le monde l'aime aussi. Je l'ai <text:span text:style-name="T7">prêté </text:span>au moins six fois au fil des années. Les <text:span text:style-name="T7">livres imprimés</text:span> nous permettent de faire ça.</text:p>
      <text:p text:style-name="Text_20_body">Je ne pourrais pas le faire avec la plupart des e-books (livres électroniques) du commerce. Ce n'est « pas autorisé ». Et si j'essayais de désobéir, les logiciels des liseuses ont des fonctionnalités malveillantes appelées « gestion numérique des restrictions » ou <text:span text:style-name="ACRONYM">DRM</text:span> pour restreindre la lecture, de telle sorte que ça ne fonctionnerait tout simplement pas. Les e-books sont chiffrés, ainsi seuls ces logiciels malveillants peuvent les afficher.</text:p>
      <text:p text:style-name="Text_20_body">Beaucoup d'autres de <text:span text:style-name="T7">nos habitudes de lecteurs sont « interdites » avec les e-books.</text:span> Avec le « Kindle » d'Amazon, pour prendre un exemple, les utilisateurs ne peuvent <text:span text:style-name="T7">acheter un livre </text:span><text:soft-page-break/><text:span text:style-name="T7">anonymement</text:span> avec de l'argent liquide. Les livres du « Kindle » ne sont généralement disponibles que sur Amazon, et Amazon oblige les utilisateurs à s'identifier. Ainsi, Amazon sait précisément quels livres chaque utilisateur a lus. Dans un pays comme le Royaume-Uni, où vous pouvez être <text:a xlink:type="simple" xlink:href="http://www.stallman.org/archives/2012-mar-jun.html#07_April_2012_%28Wrong_book%29">poursuivi en justice pour possession de livre interdit</text:a>, c'est plus qu'hypothétiquement orwellien.</text:p>
      <text:p text:style-name="Text_20_body">De plus, vous ne pouvez revendre l'e-book après l'avoir lu (si Amazon continue dans ce sens, les librairies d'occasion où j'ai passé beaucoup d'après-midis appartiendront au passé). Vous ne pouvez pas non plus le donner à un ami, parce que selon Amazon <text:span text:style-name="T7">vous ne l'avez jamais vraiment possédé</text:span>. Amazon impose aux utilisateurs de <text:span text:style-name="T7">signer un contrat d'utilisation</text:span> qui le stipule.</text:p>
      <text:p text:style-name="Text_20_body">Vous ne pouvez même pas être sûr qu'il sera encore dans votre machine demain. Des gens qui étaient en train de lire <text:span text:style-name="Citation">1984</text:span> sur un « Kindle » ont vécu cette expérience orwellienne : leurs e-books ont disparu sous leurs yeux, car Amazon a utilisé une fonctionnalité logicielle malveillante appelée « porte dérobée » <text:span text:style-name="Citation">[backdoor]</text:span> afin de les effacer à distance (autodafé virtuel ; est-ce cela que signifie « Kindle »<text:bookmark text:name="TransNote1-rev1"/><text:a xlink:type="simple" xlink:href="http://www.gnu.org/philosophy/ebooks-must-increase-freedom.html#TransNote1"><text:span text:style-name="T2">1</text:span></text:a> ?). Mais n'ayez pas peur, Amazon a promis de ne plus recommencer, sauf sur injonction de l'État.</text:p>
      <text:p text:style-name="Text_20_body">Avec le logiciel, soit les utilisateurs contrôlent le programme (ce qui en fait un logiciel <text:a xlink:type="simple" xlink:href="http://www.gnu.org/philosophy/free-sw.html">libre</text:a>), soit <text:span text:style-name="T7">le programme contrôle ses utilisateurs (logiciel non libre)</text:span>. La politique d'Amazon sur les e-books imite la politique de distribution des logiciels non libres, mais ce n'est pas la seule relation qui existe entre eux. Les fonctionnalités logicielles malveillantes décrites précédemment sont imposées aux utilisateurs via des logiciels qui ne sont pas libres. Si un programme libre avait de telles fonctionnalités malveillantes, des utilisateurs compétents en programmation les retireraient, et ensuite fourniraient la version corrigée à tous les autres. <text:span text:style-name="T7">Les utilisateurs ne peuvent modifier un logiciel non libre</text:span>, ce qui en fait<text:span text:style-name="T8"> </text:span><text:a xlink:type="simple" xlink:href="http://www.bostonreview.net/BR33.2/stallman.php"><text:span text:style-name="T8">un instrument idéal pour exercer du pouvoir sur le public</text:span></text:a><text:span text:style-name="T8">.</text:span></text:p>
      <text:p text:style-name="Text_20_body">N'importe lequel de ces empiétements sur notre liberté est une raison suffisante pour dire non. Si ces politiques étaient limitées à Amazon, nous les contournerions, mais celles des autres fournisseurs d'e-books sont plus ou moins similaires.</text:p>
      <text:p text:style-name="Text_20_body">Ce qui m'effraie le plus est la possibilité de perdre l'option d'acquérir des livres imprimés. <text:span text:style-name="Citation">The Guardian</text:span> a annoncé des « lectures uniquement numériques » : en d'autres termes, des livres uniquement disponibles au prix de la liberté. Je ne lirai aucun livre à ce prix. Dans cinq ans, les copies illégales seront-elles les seules copies moralement acceptables de la plupart des livres ?</text:p>
      <text:p text:style-name="Text_20_body">Ce n'est pas la seule solution. Avec les <text:span text:style-name="T7">paiements anonymes sur Internet,</text:span> payer pour télécharger des e-books sans DRM et sans <text:span text:style-name="ACRONYM">CGU</text:span>, respecterait notre liberté. Les commerces physiques pourraient vendre ces e-books contre de l'argent liquide, comme il en est pour la musique numérique sur CD – toujours disponible, même si l'industrie musicale appuie agressivement des services restreints par DRM comme Spotify. Les boutiques physiques de CD doivent faire face à un inventaire coûteux, en revanche les boutiques physiques d'e-books pourraient écrire des copies sur vos clés USB ; le seul inventaire serait alors constitué de clefs à vendre si nécessaire.</text:p>
      <text:p text:style-name="Text_20_body">La raison que donnent les éditeurs pour justifier leurs pratiques restrictives en matière d'e-books est d'empêcher le partage de copies. Ils disent que c'est dans l'intérêt des auteurs  mais même si ça servait les intérêts des auteurs (ce qui est possible pour les auteurs très connus), ça ne pourrait justifier ni les dispositifs de DRM, ni les CGU, ni la loi sur l'économie numérique qui persécute les lecteurs partageurs. Dans la pratique, <text:span text:style-name="T7">le système de copyright soutient très mal les auteurs, mis à part les plus populaires</text:span>. Les autres cherchent surtout <text:span text:style-name="T7">à se faire connaître,</text:span> <text:span text:style-name="T7">donc partager leurs œuvres</text:span> est bénéfique aussi bien pour eux que pour les lecteurs. Pourquoi ne pas passer à un système qui remplisse mieux sa fonction et qui soit compatible avec le partage ?</text:p>
      <text:p text:style-name="Text_20_body">Une taxe sur les supports numériques et l'accès Internet, suivant les grandes lignes de ce que font la plupart des pays européens, pourrait bien faire l'affaire si trois points étaient bien pris en compte. L'argent doit être collecté par l'État et distribué selon un barème établi par la loi, pas donné à un société de collecte privée ; il doit être divisé entre tous les auteurs et il ne faut pas laisser les sociétés leur en soutirer la moindre part ; et enfin la distribution de l'argent doit être basée sur une <text:soft-page-break/>échelle mobile, et non proportionnelle à la popularité. Je suggère de prendre la racine cubique de la popularité de chaque auteur : si A est huit fois plus populaire que B, A obtient deux fois plus que B (et non pas huit fois). Ce serait soutenir convenablement de nombreux écrivains assez populaires, au lieu de rendre quelques stars encore plus riches.</text:p>
      <text:p text:style-name="Text_20_body">Un autre système serait d'ajouter à <text:span text:style-name="T7">chaque liseuse un bouton pour envoyer une petite somme</text:span> à l'auteur – par exemple 25 pence au Royaume-Uni (~30 centimes).</text:p>
      <text:p text:style-name="Text_20_body">Partager est bien, et avec la technologie numérique, partager est facile (je veux parler de la redistribution non commerciale de copies exactes). Ainsi partager devrait être légal ; empêcher le partage n'est pas une excuse pour mettre des menottes aux mains des lecteurs d'e-books. Si les e-books impliquent que la liberté des lecteurs doive augmenter ou diminuer, nous devons exiger qu'elle augm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ACRONYM"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09-25T10:41:05</meta:creation-date>
    <dc:date>2012-09-25T12:06:41</dc:date>
    <dc:creator>Compte etudiant</dc:creator>
    <meta:editing-duration>PT40M5S</meta:editing-duration>
    <meta:editing-cycles>1</meta:editing-cycles>
    <meta:document-statistic meta:table-count="0" meta:image-count="0" meta:object-count="0" meta:page-count="4" meta:paragraph-count="34" meta:word-count="2038" meta:character-count="12496" meta:non-whitespace-character-count="10736"/>
    <meta:generator>LibreOffice/3.5$Linux_x86 LibreOffice_project/350m1$Build-2</meta:generator>
  </office:meta>
</office:document-meta>
</file>